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center"/>
    </style:style>
    <style:style style:name="T3" style:parent-style-name="Domyślnaczcionkaakapitu" style:family="text">
      <style:text-properties fo:language="ru" fo:country="RU"/>
    </style:style>
    <style:style style:name="T4" style:parent-style-name="Domyślnaczcionkaakapitu" style:family="text">
      <style:text-properties fo:language="ru" fo:country="RU"/>
    </style:style>
  </office:automatic-styles>
  <office:body>
    <office:text text:use-soft-page-breaks="true">
      <text:p text:style-name="P1">Ilya Yakubouski 49237</text:p>
      <text:p text:style-name="P2">Wymagania</text:p>
      <text:h text:style-name="Nagłówek1" text:outline-level="1">Funkcjonalności</text:h>
      <text:p text:style-name="Normalny">1.Terminarz</text:p>
      <text:p text:style-name="Normalny">2.Ocena klienta<text:s/></text:p>
      <text:p text:style-name="Normalny">3.Zyski</text:p>
      <text:p text:style-name="Normalny">4.Listy zakupów</text:p>
      <text:p text:style-name="Normalny">5.Kontakty</text:p>
      <text:h text:style-name="Nagłówek1" text:outline-level="1">Terminarz</text:h>
      <text:p text:style-name="Normalny">Linia czasu pokazująca kontrakty<text:s/>z informacjami o klientach</text:p>
      <text:p text:style-name="Normalny"><text:span text:style-name="T3">1.</text:span>Termin wykonania</text:p>
      <text:p text:style-name="Normalny">2.Kto zlecił (Imię i <text:s/>Nazwisko)</text:p>
      <text:p text:style-name="Normalny">3.CO do zrobienia</text:p>
      <text:p text:style-name="Normalny">4.Kwota</text:p>
      <text:h text:style-name="Nagłówek1" text:outline-level="1">Ocena klienta</text:h>
      <text:p text:style-name="Normalny">Wyświetlenie wszystkich klientów z informacjami</text:p>
      <text:p text:style-name="Normalny">1.Nazwa własna</text:p>
      <text:p text:style-name="Normalny">2.Imieę i Nazwisko</text:p>
      <text:p text:style-name="Normalny">3.Kontakt(email,telefon)</text:p>
      <text:p text:style-name="Normalny">4.Adres zamieszkania</text:p>
      <text:h text:style-name="Nagłówek1" text:outline-level="1">Kontrakty</text:h>
      <text:p text:style-name="Normalny">Zawiera listę kontraktów podzieloną na sekcje</text:p>
      <text:p text:style-name="Normalny">1.W trakcie</text:p>
      <text:p text:style-name="Normalny">2.Zrobione</text:p>
      <text:p text:style-name="Normalny">Wyświetla informacje o kontrakcie</text:p>
      <text:p text:style-name="Normalny">3.Nazwa kontraktu(np.ID)</text:p>
      <text:p text:style-name="Normalny">4.CO zlecone<text:s/></text:p>
      <text:p text:style-name="Normalny">5.Termin wykonania</text:p>
      <text:p text:style-name="Normalny">6.Umowiona cena</text:p>
      <text:p text:style-name="Normalny">7.Czy wpłacono zaliczkę</text:p>
      <text:p text:style-name="Normalny">8.Dodatkowe uwagi do kontraktu</text:p>
      <text:soft-page-break/>
      <text:p text:style-name="Normalny">9.Status (zapałcone,wpłacono zaliczkę)</text:p>
      <text:h text:style-name="Nagłówek1" text:outline-level="1">Lista zakupów</text:h>
      <text:p text:style-name="Normalny">Lista zawierająca dostępne listy zakupów dzieli się na sekcje</text:p>
      <text:p text:style-name="Normalny">1.Do kupienia</text:p>
      <text:p text:style-name="Normalny"><text:span text:style-name="T4">2</text:span>.Kupione</text:p>
      <text:p text:style-name="Normalny">Wyświetla informacje o liście zakupów</text:p>
      <text:p text:style-name="Normalny">1.ID przypisanego kontraktu</text:p>
      <text:p text:style-name="Normalny">2.Czego dotyczy lista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лья якубовский</meta:initial-creator>
    <dc:creator>илья якубовский</dc:creator>
    <meta:creation-date>2021-03-01T00:21:00Z</meta:creation-date>
    <dc:date>2021-03-01T07:45:00Z</dc:date>
    <meta:template xlink:href="Normal" xlink:type="simple"/>
    <meta:editing-cycles>2</meta:editing-cycles>
    <meta:editing-duration>PT26640S</meta:editing-duration>
    <meta:document-statistic meta:page-count="2" meta:paragraph-count="1" meta:word-count="124" meta:character-count="871" meta:row-count="6" meta:non-whitespace-character-count="748"/>
  </office:meta>
</office:document-meta>
</file>